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Value.getBoo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Value.creat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InternalValue( UUID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create( Fi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get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createTemporary( InputStream value , DataStore sto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Value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getQ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create( InputStream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Value.InternalValue( Calend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create( Nam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Value.toJCRValue( NamePathResolver resolv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ternalValue.create( FileSystemResourc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Value.Internal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get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create( Calend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getBLOBFileValue( DataStore store , InputStream in , boolean tempora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ternalValu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Value.getBLOBFileValue( DataStore store ,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Value.createCop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ternal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create( DataStore store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create( UUID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intern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createTemporary( InputStream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Value.getBLOBFil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create( Path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InternalValue( BLOBFile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get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getU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store( DataStore dataSt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rnalValue.create(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Value.create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Internal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get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create( byte [ ]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Value.create( Value value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creat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cre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create( Nam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alue.InternalValue( Path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Internal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valueOf( String s , int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ternalValue.Internal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alue.create( Value value , NamePathResolver resolver , DataStore stor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InternalValue.InternalValue( Nam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